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06cm"/>
    </style:style>
    <style:style style:name="co2" style:family="table-column">
      <style:table-column-properties fo:break-before="auto" style:column-width="3.83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863cm"/>
    </style:style>
    <style:style style:name="ro1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1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3"/>
        <table:table-column table:style-name="co3" table:default-cell-style-name="ce3"/>
        <table:table-row table:style-name="ro1">
          <table:table-cell table:style-name="ce1" office:value-type="string">
            <text:p>Amount of Data</text:p>
          </table:table-cell>
          <table:table-cell table:style-name="ce1" office:value-type="string">
            <text:p>Tests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Bags</text:p>
          </table:table-cell>
          <table:table-cell table:style-name="ce2" table:number-columns-repeated="2"/>
        </table:table-row>
        <table:table-row table:style-name="ro2">
          <table:table-cell table:number-columns-repeated="3"/>
          <table:table-cell table:style-name="ce2" office:value-type="string">
            <text:p>ArrayBag</text:p>
          </table:table-cell>
          <table:table-cell table:style-name="ce2" office:value-type="string">
            <text:p>SortedArrayBag</text:p>
          </table:table-cell>
          <table:table-cell table:style-name="ce2" office:value-type="string">
            <text:p>HashBag</text:p>
          </table:table-cell>
        </table:table-row>
        <table:table-row table:style-name="ro2">
          <table:table-cell office:value-type="float" office:value="20000">
            <text:p>20000</text:p>
          </table:table-cell>
          <table:table-cell office:value-type="string">
            <text:p>Test 1 (14981 Distinct)</text:p>
          </table:table-cell>
          <table:table-cell office:value-type="string">
            <text:p>Adding</text:p>
          </table:table-cell>
          <table:table-cell office:value-type="float" office:value="22">
            <text:p>22</text:p>
          </table:table-cell>
          <table:table-cell office:value-type="float" office:value="261">
            <text:p>261</text:p>
          </table:table-cell>
          <table:table-cell office:value-type="float" office:value="80">
            <text:p>80</text:p>
          </table:table-cell>
        </table:table-row>
        <table:table-row table:style-name="ro2">
          <table:table-cell table:number-columns-repeated="2"/>
          <table:table-cell office:value-type="string">
            <text:p>Contains</text:p>
          </table:table-cell>
          <table:table-cell office:value-type="float" office:value="2615">
            <text:p>2615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</table:table-row>
        <table:table-row table:style-name="ro2">
          <table:table-cell table:number-columns-repeated="2"/>
          <table:table-cell office:value-type="string">
            <text:p>Remove</text:p>
          </table:table-cell>
          <table:table-cell office:value-type="float" office:value="1135">
            <text:p>1135</text:p>
          </table:table-cell>
          <table:table-cell office:value-type="float" office:value="278">
            <text:p>278</text:p>
          </table:table-cell>
          <table:table-cell office:value-type="float" office:value="26">
            <text:p>26</text:p>
          </table:table-cell>
        </table:table-row>
        <table:table-row table:style-name="ro2">
          <table:table-cell table:number-columns-repeated="2"/>
          <table:table-cell office:value-type="string">
            <text:p>Total</text:p>
          </table:table-cell>
          <table:table-cell office:value-type="float" office:value="3772">
            <text:p>3772</text:p>
          </table:table-cell>
          <table:table-cell office:value-type="float" office:value="563">
            <text:p>563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/>
          <table:table-cell office:value-type="string">
            <text:p>Test 2 (14970 Distinct)</text:p>
          </table:table-cell>
          <table:table-cell office:value-type="string">
            <text:p>Adding</text:p>
          </table:table-cell>
          <table:table-cell office:value-type="float" office:value="20">
            <text:p>20</text:p>
          </table:table-cell>
          <table:table-cell office:value-type="float" office:value="352">
            <text:p>352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number-columns-repeated="2"/>
          <table:table-cell office:value-type="string">
            <text:p>Contains</text:p>
          </table:table-cell>
          <table:table-cell office:value-type="float" office:value="2077">
            <text:p>2077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</table:table-row>
        <table:table-row table:style-name="ro2">
          <table:table-cell table:number-columns-repeated="2"/>
          <table:table-cell office:value-type="string">
            <text:p>Remove</text:p>
          </table:table-cell>
          <table:table-cell office:value-type="float" office:value="1302">
            <text:p>1302</text:p>
          </table:table-cell>
          <table:table-cell office:value-type="float" office:value="300">
            <text:p>300</text:p>
          </table:table-cell>
          <table:table-cell office:value-type="float" office:value="24">
            <text:p>24</text:p>
          </table:table-cell>
        </table:table-row>
        <table:table-row table:style-name="ro2">
          <table:table-cell table:number-columns-repeated="2"/>
          <table:table-cell office:value-type="string">
            <text:p>Total</text:p>
          </table:table-cell>
          <table:table-cell office:value-type="float" office:value="3399">
            <text:p>3399</text:p>
          </table:table-cell>
          <table:table-cell office:value-type="float" office:value="678">
            <text:p>678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/>
          <table:table-cell office:value-type="string">
            <text:p>Test 3 (14978 Distinct)</text:p>
          </table:table-cell>
          <table:table-cell office:value-type="string">
            <text:p>Adding</text:p>
          </table:table-cell>
          <table:table-cell office:value-type="float" office:value="23">
            <text:p>23</text:p>
          </table:table-cell>
          <table:table-cell office:value-type="float" office:value="326">
            <text:p>326</text:p>
          </table:table-cell>
          <table:table-cell office:value-type="float" office:value="38">
            <text:p>38</text:p>
          </table:table-cell>
        </table:table-row>
        <table:table-row table:style-name="ro2">
          <table:table-cell table:number-columns-repeated="2"/>
          <table:table-cell office:value-type="string">
            <text:p>Contains</text:p>
          </table:table-cell>
          <table:table-cell office:value-type="float" office:value="2085">
            <text:p>2085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</table:table-row>
        <table:table-row table:style-name="ro2">
          <table:table-cell table:number-columns-repeated="2"/>
          <table:table-cell office:value-type="string">
            <text:p>Remove</text:p>
          </table:table-cell>
          <table:table-cell office:value-type="float" office:value="1311">
            <text:p>1311</text:p>
          </table:table-cell>
          <table:table-cell office:value-type="float" office:value="245">
            <text:p>245</text:p>
          </table:table-cell>
          <table:table-cell office:value-type="float" office:value="26">
            <text:p>26</text:p>
          </table:table-cell>
        </table:table-row>
        <table:table-row table:style-name="ro2">
          <table:table-cell table:number-columns-repeated="2"/>
          <table:table-cell office:value-type="string">
            <text:p>Total</text:p>
          </table:table-cell>
          <table:table-cell office:value-type="float" office:value="3419">
            <text:p>3419</text:p>
          </table:table-cell>
          <table:table-cell office:value-type="float" office:value="600">
            <text:p>600</text:p>
          </table:table-cell>
          <table:table-cell office:value-type="float" office:value="83">
            <text:p>83</text:p>
          </table:table-cell>
        </table:table-row>
        <table:table-row table:style-name="ro2">
          <table:table-cell/>
          <table:table-cell office:value-type="string">
            <text:p>Average</text:p>
          </table:table-cell>
          <table:table-cell office:value-type="string">
            <text:p>Adding</text:p>
          </table:table-cell>
          <table:table-cell table:formula="of:=AVERAGE([.D3];[.D7];[.D11])" office:value-type="float" office:value="21.6666666666667">
            <text:p>22</text:p>
          </table:table-cell>
          <table:table-cell table:formula="of:=AVERAGE([.E3];[.E7];[.E11])" office:value-type="float" office:value="313">
            <text:p>313</text:p>
          </table:table-cell>
          <table:table-cell table:formula="of:=AVERAGE([.F3];[.F7];[.F11])" office:value-type="float" office:value="58.6666666666667">
            <text:p>59</text:p>
          </table:table-cell>
        </table:table-row>
        <table:table-row table:style-name="ro2">
          <table:table-cell table:number-columns-repeated="2"/>
          <table:table-cell office:value-type="string">
            <text:p>Contains</text:p>
          </table:table-cell>
          <table:table-cell table:formula="of:=AVERAGE([.D4];[.D8];[.D12])" office:value-type="float" office:value="2259">
            <text:p>2259</text:p>
          </table:table-cell>
          <table:table-cell table:formula="of:=AVERAGE([.E4];[.E8];[.E12])" office:value-type="float" office:value="26.3333333333333">
            <text:p>26</text:p>
          </table:table-cell>
          <table:table-cell table:formula="of:=AVERAGE([.F4];[.F8];[.F12])" office:value-type="float" office:value="21.3333333333333">
            <text:p>21</text:p>
          </table:table-cell>
        </table:table-row>
        <table:table-row table:style-name="ro2">
          <table:table-cell table:number-columns-repeated="2"/>
          <table:table-cell office:value-type="string">
            <text:p>Remove</text:p>
          </table:table-cell>
          <table:table-cell table:formula="of:=AVERAGE([.D5];[.D9];[.D13])" office:value-type="float" office:value="1249.33333333333">
            <text:p>1249</text:p>
          </table:table-cell>
          <table:table-cell table:formula="of:=AVERAGE([.E5];[.E9];[.E13])" office:value-type="float" office:value="274.333333333333">
            <text:p>274</text:p>
          </table:table-cell>
          <table:table-cell table:formula="of:=AVERAGE([.F5];[.F9];[.F13])" office:value-type="float" office:value="25.3333333333333">
            <text:p>25</text:p>
          </table:table-cell>
        </table:table-row>
        <table:table-row table:style-name="ro2">
          <table:table-cell table:number-columns-repeated="2"/>
          <table:table-cell office:value-type="string">
            <text:p>Total</text:p>
          </table:table-cell>
          <table:table-cell table:formula="of:=AVERAGE([.D6];[.D10];[.D14])" office:value-type="float" office:value="3530">
            <text:p>3530</text:p>
          </table:table-cell>
          <table:table-cell table:formula="of:=AVERAGE([.E6];[.E10];[.E14])" office:value-type="float" office:value="613.666666666667">
            <text:p>614</text:p>
          </table:table-cell>
          <table:table-cell table:formula="of:=AVERAGE([.F6];[.F10];[.F14])" office:value-type="float" office:value="105.333333333333">
            <text:p>105</text:p>
          </table:table-cell>
        </table:table-row>
        <table:table-row table:style-name="ro2">
          <table:table-cell office:value-type="float" office:value="40000">
            <text:p>40000</text:p>
          </table:table-cell>
          <table:table-cell office:value-type="string">
            <text:p>Test 1 (23132 Distinct)</text:p>
          </table:table-cell>
          <table:table-cell office:value-type="string">
            <text:p>Adding</text:p>
          </table:table-cell>
          <table:table-cell office:value-type="float" office:value="1">
            <text:p>1</text:p>
          </table:table-cell>
          <table:table-cell office:value-type="float" office:value="1416">
            <text:p>141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2"/>
          <table:table-cell office:value-type="string">
            <text:p>Contains</text:p>
          </table:table-cell>
          <table:table-cell office:value-type="float" office:value="8207">
            <text:p>8207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</table:table-row>
        <table:table-row table:style-name="ro2">
          <table:table-cell table:number-columns-repeated="2"/>
          <table:table-cell office:value-type="string">
            <text:p>Remove</text:p>
          </table:table-cell>
          <table:table-cell office:value-type="float" office:value="5544">
            <text:p>5544</text:p>
          </table:table-cell>
          <table:table-cell office:value-type="float" office:value="1067">
            <text:p>1067</text:p>
          </table:table-cell>
          <table:table-cell office:value-type="float" office:value="20">
            <text:p>20</text:p>
          </table:table-cell>
        </table:table-row>
        <table:table-row table:style-name="ro2">
          <table:table-cell table:number-columns-repeated="2"/>
          <table:table-cell office:value-type="string">
            <text:p>Total</text:p>
          </table:table-cell>
          <table:table-cell office:value-type="float" office:value="13752">
            <text:p>13752</text:p>
          </table:table-cell>
          <table:table-cell office:value-type="float" office:value="2518">
            <text:p>2518</text:p>
          </table:table-cell>
          <table:table-cell office:value-type="float" office:value="48">
            <text:p>48</text:p>
          </table:table-cell>
        </table:table-row>
        <table:table-row table:style-name="ro2">
          <table:table-cell/>
          <table:table-cell office:value-type="string">
            <text:p>Test 2 (23116 Distinct)</text:p>
          </table:table-cell>
          <table:table-cell office:value-type="string">
            <text:p>Adding</text:p>
          </table:table-cell>
          <table:table-cell office:value-type="float" office:value="1">
            <text:p>1</text:p>
          </table:table-cell>
          <table:table-cell office:value-type="float" office:value="1131">
            <text:p>1131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number-columns-repeated="2"/>
          <table:table-cell office:value-type="string">
            <text:p>Contains</text:p>
          </table:table-cell>
          <table:table-cell office:value-type="float" office:value="8737">
            <text:p>8737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2"/>
          <table:table-cell office:value-type="string">
            <text:p>Remove</text:p>
          </table:table-cell>
          <table:table-cell office:value-type="float" office:value="5787">
            <text:p>5787</text:p>
          </table:table-cell>
          <table:table-cell office:value-type="float" office:value="953">
            <text:p>953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2"/>
          <table:table-cell office:value-type="string">
            <text:p>Total</text:p>
          </table:table-cell>
          <table:table-cell office:value-type="float" office:value="14525">
            <text:p>14525</text:p>
          </table:table-cell>
          <table:table-cell office:value-type="float" office:value="2126">
            <text:p>2126</text:p>
          </table:table-cell>
          <table:table-cell office:value-type="float" office:value="16">
            <text:p>16</text:p>
          </table:table-cell>
        </table:table-row>
        <table:table-row table:style-name="ro2">
          <table:table-cell/>
          <table:table-cell office:value-type="string">
            <text:p>Test 3 (23224 Distinct)</text:p>
          </table:table-cell>
          <table:table-cell office:value-type="string">
            <text:p>Adding</text:p>
          </table:table-cell>
          <table:table-cell office:value-type="float" office:value="2">
            <text:p>2</text:p>
          </table:table-cell>
          <table:table-cell office:value-type="float" office:value="1064">
            <text:p>1064</text:p>
          </table:table-cell>
          <table:table-cell office:value-type="float" office:value="22">
            <text:p>22</text:p>
          </table:table-cell>
        </table:table-row>
        <table:table-row table:style-name="ro2">
          <table:table-cell table:number-columns-repeated="2"/>
          <table:table-cell office:value-type="string">
            <text:p>Contains</text:p>
          </table:table-cell>
          <table:table-cell office:value-type="float" office:value="8669">
            <text:p>8669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number-columns-repeated="2"/>
          <table:table-cell office:value-type="string">
            <text:p>Remove</text:p>
          </table:table-cell>
          <table:table-cell office:value-type="float" office:value="5891">
            <text:p>5891</text:p>
          </table:table-cell>
          <table:table-cell office:value-type="float" office:value="971">
            <text:p>97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2"/>
          <table:table-cell office:value-type="string">
            <text:p>Total</text:p>
          </table:table-cell>
          <table:table-cell office:value-type="float" office:value="14562">
            <text:p>14562</text:p>
          </table:table-cell>
          <table:table-cell office:value-type="float" office:value="2074">
            <text:p>2074</text:p>
          </table:table-cell>
          <table:table-cell office:value-type="float" office:value="40">
            <text:p>40</text:p>
          </table:table-cell>
        </table:table-row>
        <table:table-row table:style-name="ro2">
          <table:table-cell/>
          <table:table-cell office:value-type="string">
            <text:p>Average</text:p>
          </table:table-cell>
          <table:table-cell office:value-type="string">
            <text:p>Adding</text:p>
          </table:table-cell>
          <table:table-cell table:formula="of:=AVERAGE([.D19];[.D23];[.D27])" office:value-type="float" office:value="1.33333333333333">
            <text:p>1</text:p>
          </table:table-cell>
          <table:table-cell table:formula="of:=AVERAGE([.E19];[.E23];[.E27])" office:value-type="float" office:value="1203.66666666667">
            <text:p>1204</text:p>
          </table:table-cell>
          <table:table-cell table:formula="of:=AVERAGE([.F19];[.F23];[.F27])" office:value-type="float" office:value="12.6666666666667">
            <text:p>13</text:p>
          </table:table-cell>
        </table:table-row>
        <table:table-row table:style-name="ro2">
          <table:table-cell table:number-columns-repeated="2"/>
          <table:table-cell office:value-type="string">
            <text:p>Contains</text:p>
          </table:table-cell>
          <table:table-cell table:formula="of:=AVERAGE([.D20];[.D24];[.D28])" office:value-type="float" office:value="8537.66666666667">
            <text:p>8538</text:p>
          </table:table-cell>
          <table:table-cell table:formula="of:=AVERAGE([.E20];[.E24];[.E28])" office:value-type="float" office:value="38.6666666666667">
            <text:p>39</text:p>
          </table:table-cell>
          <table:table-cell table:formula="of:=AVERAGE([.F20];[.F24];[.F28])" office:value-type="float" office:value="10.3333333333333">
            <text:p>10</text:p>
          </table:table-cell>
        </table:table-row>
        <table:table-row table:style-name="ro2">
          <table:table-cell table:number-columns-repeated="2"/>
          <table:table-cell office:value-type="string">
            <text:p>Remove</text:p>
          </table:table-cell>
          <table:table-cell table:formula="of:=AVERAGE([.D21];[.D25];[.D29])" office:value-type="float" office:value="5740.66666666667">
            <text:p>5741</text:p>
          </table:table-cell>
          <table:table-cell table:formula="of:=AVERAGE([.E21];[.E25];[.E29])" office:value-type="float" office:value="997">
            <text:p>997</text:p>
          </table:table-cell>
          <table:table-cell table:formula="of:=AVERAGE([.F21];[.F25];[.F29])" office:value-type="float" office:value="11.6666666666667">
            <text:p>12</text:p>
          </table:table-cell>
        </table:table-row>
        <table:table-row table:style-name="ro2">
          <table:table-cell table:number-columns-repeated="2"/>
          <table:table-cell office:value-type="string">
            <text:p>Total</text:p>
          </table:table-cell>
          <table:table-cell table:formula="of:=AVERAGE([.D22];[.D26];[.D30])" office:value-type="float" office:value="14279.6666666667">
            <text:p>14280</text:p>
          </table:table-cell>
          <table:table-cell table:formula="of:=AVERAGE([.E22];[.E26];[.E30])" office:value-type="float" office:value="2239.33333333333">
            <text:p>2239</text:p>
          </table:table-cell>
          <table:table-cell table:formula="of:=AVERAGE([.F22];[.F26];[.F30])" office:value-type="float" office:value="34.6666666666667">
            <text:p>35</text:p>
          </table:table-cell>
        </table:table-row>
        <table:table-row table:style-name="ro2">
          <table:table-cell office:value-type="float" office:value="80000">
            <text:p>80000</text:p>
          </table:table-cell>
          <table:table-cell office:value-type="string">
            <text:p>Test 1 (29909 Distinct)</text:p>
          </table:table-cell>
          <table:table-cell office:value-type="string">
            <text:p>Adding</text:p>
          </table:table-cell>
          <table:table-cell office:value-type="float" office:value="24">
            <text:p>24</text:p>
          </table:table-cell>
          <table:table-cell office:value-type="float" office:value="4204">
            <text:p>4204</text:p>
          </table:table-cell>
          <table:table-cell office:value-type="float" office:value="34">
            <text:p>34</text:p>
          </table:table-cell>
        </table:table-row>
        <table:table-row table:style-name="ro2">
          <table:table-cell table:number-columns-repeated="2"/>
          <table:table-cell office:value-type="string">
            <text:p>Contains</text:p>
          </table:table-cell>
          <table:table-cell office:value-type="float" office:value="35903">
            <text:p>35903</text:p>
          </table:table-cell>
          <table:table-cell office:value-type="float" office:value="98">
            <text:p>98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2"/>
          <table:table-cell office:value-type="string">
            <text:p>Remove</text:p>
          </table:table-cell>
          <table:table-cell office:value-type="float" office:value="31772">
            <text:p>31772</text:p>
          </table:table-cell>
          <table:table-cell office:value-type="float" office:value="4195">
            <text:p>4195</text:p>
          </table:table-cell>
          <table:table-cell office:value-type="float" office:value="16">
            <text:p>16</text:p>
          </table:table-cell>
        </table:table-row>
        <table:table-row table:style-name="ro2">
          <table:table-cell table:number-columns-repeated="2"/>
          <table:table-cell office:value-type="string">
            <text:p>Total</text:p>
          </table:table-cell>
          <table:table-cell office:value-type="float" office:value="67699">
            <text:p>67699</text:p>
          </table:table-cell>
          <table:table-cell office:value-type="float" office:value="8497">
            <text:p>8497</text:p>
          </table:table-cell>
          <table:table-cell office:value-type="float" office:value="61">
            <text:p>61</text:p>
          </table:table-cell>
        </table:table-row>
        <table:table-row table:style-name="ro2">
          <table:table-cell/>
          <table:table-cell office:value-type="string">
            <text:p>Test 2 (29877 Distinct)</text:p>
          </table:table-cell>
          <table:table-cell office:value-type="string">
            <text:p>Adding</text:p>
          </table:table-cell>
          <table:table-cell office:value-type="float" office:value="3">
            <text:p>3</text:p>
          </table:table-cell>
          <table:table-cell office:value-type="float" office:value="4171">
            <text:p>4171</text:p>
          </table:table-cell>
          <table:table-cell office:value-type="float" office:value="18">
            <text:p>18</text:p>
          </table:table-cell>
        </table:table-row>
        <table:table-row table:style-name="ro2">
          <table:table-cell table:number-columns-repeated="2"/>
          <table:table-cell office:value-type="string">
            <text:p>Contains</text:p>
          </table:table-cell>
          <table:table-cell office:value-type="float" office:value="36286">
            <text:p>36286</text:p>
          </table:table-cell>
          <table:table-cell office:value-type="float" office:value="95">
            <text:p>95</text:p>
          </table:table-cell>
          <table:table-cell office:value-type="float" office:value="14">
            <text:p>14</text:p>
          </table:table-cell>
        </table:table-row>
        <table:table-row table:style-name="ro2">
          <table:table-cell table:number-columns-repeated="2"/>
          <table:table-cell office:value-type="string">
            <text:p>Remove</text:p>
          </table:table-cell>
          <table:table-cell office:value-type="float" office:value="31945">
            <text:p>31945</text:p>
          </table:table-cell>
          <table:table-cell office:value-type="float" office:value="4115">
            <text:p>4115</text:p>
          </table:table-cell>
          <table:table-cell office:value-type="float" office:value="16">
            <text:p>16</text:p>
          </table:table-cell>
        </table:table-row>
        <table:table-row table:style-name="ro2">
          <table:table-cell table:number-columns-repeated="2"/>
          <table:table-cell office:value-type="string">
            <text:p>Total</text:p>
          </table:table-cell>
          <table:table-cell office:value-type="float" office:value="68234">
            <text:p>68234</text:p>
          </table:table-cell>
          <table:table-cell office:value-type="float" office:value="8381">
            <text:p>8381</text:p>
          </table:table-cell>
          <table:table-cell office:value-type="float" office:value="48">
            <text:p>48</text:p>
          </table:table-cell>
        </table:table-row>
        <table:table-row table:style-name="ro2">
          <table:table-cell/>
          <table:table-cell office:value-type="string">
            <text:p>Test 3 (29904 Distinct)</text:p>
          </table:table-cell>
          <table:table-cell office:value-type="string">
            <text:p>Adding</text:p>
          </table:table-cell>
          <table:table-cell office:value-type="float" office:value="2">
            <text:p>2</text:p>
          </table:table-cell>
          <table:table-cell office:value-type="float" office:value="4162">
            <text:p>4162</text:p>
          </table:table-cell>
          <table:table-cell office:value-type="float" office:value="34">
            <text:p>34</text:p>
          </table:table-cell>
        </table:table-row>
        <table:table-row table:style-name="ro2">
          <table:table-cell table:number-columns-repeated="2"/>
          <table:table-cell office:value-type="string">
            <text:p>Contains</text:p>
          </table:table-cell>
          <table:table-cell office:value-type="float" office:value="36001">
            <text:p>36001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</table:table-row>
        <table:table-row table:style-name="ro2">
          <table:table-cell table:number-columns-repeated="2"/>
          <table:table-cell office:value-type="string">
            <text:p>Remove</text:p>
          </table:table-cell>
          <table:table-cell office:value-type="float" office:value="31868">
            <text:p>31868</text:p>
          </table:table-cell>
          <table:table-cell office:value-type="float" office:value="3929">
            <text:p>3929</text:p>
          </table:table-cell>
          <table:table-cell office:value-type="float" office:value="13">
            <text:p>13</text:p>
          </table:table-cell>
        </table:table-row>
        <table:table-row table:style-name="ro2">
          <table:table-cell table:number-columns-repeated="2"/>
          <table:table-cell office:value-type="string">
            <text:p>Total</text:p>
          </table:table-cell>
          <table:table-cell office:value-type="float" office:value="67871">
            <text:p>67871</text:p>
          </table:table-cell>
          <table:table-cell office:value-type="float" office:value="8188">
            <text:p>8188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string">
            <text:p>Average</text:p>
          </table:table-cell>
          <table:table-cell office:value-type="string">
            <text:p>Adding</text:p>
          </table:table-cell>
          <table:table-cell table:formula="of:=AVERAGE([.D35];[.D39];[.D43])" office:value-type="float" office:value="9.66666666666667">
            <text:p>10</text:p>
          </table:table-cell>
          <table:table-cell table:formula="of:=AVERAGE([.E35];[.E39];[.E43])" office:value-type="float" office:value="4179">
            <text:p>4179</text:p>
          </table:table-cell>
          <table:table-cell table:formula="of:=AVERAGE([.F35];[.F39];[.F43])" office:value-type="float" office:value="28.6666666666667">
            <text:p>29</text:p>
          </table:table-cell>
        </table:table-row>
        <table:table-row table:style-name="ro2">
          <table:table-cell table:number-columns-repeated="2"/>
          <table:table-cell office:value-type="string">
            <text:p>Contains</text:p>
          </table:table-cell>
          <table:table-cell table:formula="of:=AVERAGE([.D36];[.D40];[.D44])" office:value-type="float" office:value="36063.3333333333">
            <text:p>36063</text:p>
          </table:table-cell>
          <table:table-cell table:formula="of:=AVERAGE([.E36];[.E40];[.E44])" office:value-type="float" office:value="96.6666666666667">
            <text:p>97</text:p>
          </table:table-cell>
          <table:table-cell table:formula="of:=AVERAGE([.F36];[.F40];[.F44])" office:value-type="float" office:value="12.6666666666667">
            <text:p>13</text:p>
          </table:table-cell>
        </table:table-row>
        <table:table-row table:style-name="ro2">
          <table:table-cell table:number-columns-repeated="2"/>
          <table:table-cell office:value-type="string">
            <text:p>Remove</text:p>
          </table:table-cell>
          <table:table-cell table:formula="of:=AVERAGE([.D37];[.D41];[.D45])" office:value-type="float" office:value="31861.6666666667">
            <text:p>31862</text:p>
          </table:table-cell>
          <table:table-cell table:formula="of:=AVERAGE([.E37];[.E41];[.E45])" office:value-type="float" office:value="4079.66666666667">
            <text:p>4080</text:p>
          </table:table-cell>
          <table:table-cell table:formula="of:=AVERAGE([.F37];[.F41];[.F45])" office:value-type="float" office:value="15">
            <text:p>15</text:p>
          </table:table-cell>
        </table:table-row>
        <table:table-row table:style-name="ro2">
          <table:table-cell table:number-columns-repeated="2"/>
          <table:table-cell office:value-type="string">
            <text:p>Total</text:p>
          </table:table-cell>
          <table:table-cell table:formula="of:=AVERAGE([.D38];[.D42];[.D46])" office:value-type="float" office:value="67934.6666666667">
            <text:p>67935</text:p>
          </table:table-cell>
          <table:table-cell table:formula="of:=AVERAGE([.E38];[.E42];[.E46])" office:value-type="float" office:value="8355.33333333333">
            <text:p>8355</text:p>
          </table:table-cell>
          <table:table-cell table:formula="of:=AVERAGE([.F38];[.F42];[.F46])" office:value-type="float" office:value="56.3333333333333">
            <text:p>56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1">01/04/2011</text:date>, <text:time>00:2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nry Wylde</meta:initial-creator>
    <meta:creation-date>2011-03-31T23:40:06.74</meta:creation-date>
    <dc:date>2011-04-01T00:25:59.06</dc:date>
    <dc:creator>Henry Wylde</dc:creator>
    <meta:editing-duration>PT1M</meta:editing-duration>
    <meta:editing-cycles>1</meta:editing-cycles>
    <meta:document-statistic meta:table-count="3" meta:cell-count="214" meta:object-count="0"/>
    <meta:generator>OpenOffice.org/3.3$Win32 OpenOffice.org_project/330m20$Build-9567</meta:generator>
  </office:meta>
</office:document-meta>
</file>